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60pt" officeooo:rsid="000e76e9" officeooo:paragraph-rsid="000e76e9" style:font-size-asian="52.5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fo:font-weight="bold" officeooo:rsid="000e76e9" officeooo:paragraph-rsid="002b27d8" style:font-size-asian="52.5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0e76e9" officeooo:paragraph-rsid="00206aad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e76e9" officeooo:paragraph-rsid="00206aa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0pt" fo:font-weight="bold" officeooo:rsid="00232ad6" officeooo:paragraph-rsid="00232ad6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232ad6" officeooo:paragraph-rsid="00232ad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32ad6" officeooo:paragraph-rsid="00286a2e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/>
      <style:text-properties fo:font-size="60pt" fo:font-style="normal" style:text-underline-style="solid" style:text-underline-width="auto" style:text-underline-color="font-color" fo:font-weight="bold" officeooo:rsid="003222dc" officeooo:paragraph-rsid="003222dc" style:font-size-asian="52.5pt" style:font-style-asian="normal" style:font-weight-asian="bold" style:font-size-complex="6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32ad6" officeooo:paragraph-rsid="00232ad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32ad6" officeooo:paragraph-rsid="002d82f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232ad6" officeooo:paragraph-rsid="00232ad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367ec8" officeooo:paragraph-rsid="00367ec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379e96" officeooo:paragraph-rsid="00232ad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officeooo:rsid="000e76e9" officeooo:paragraph-rsid="00206aad" style:font-size-asian="12.25pt" style:font-size-complex="14pt"/>
    </style:style>
    <style:style style:name="P16" style:family="paragraph" style:parent-style-name="Standard">
      <style:text-properties fo:font-size="20pt" fo:font-weight="bold" officeooo:rsid="0021991e" officeooo:paragraph-rsid="000e76e9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20pt" fo:font-weight="bold" officeooo:rsid="00232ad6" officeooo:paragraph-rsid="0032e64c" style:font-size-asian="17.5pt" style:font-weight-asian="bold" style:font-size-complex="20pt" style:font-weight-complex="bold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officeooo:rsid="00367ec8" style:font-weight-asian="normal" style:font-weight-complex="normal"/>
    </style:style>
    <style:style style:name="T3" style:family="text">
      <style:text-properties fo:font-weight="normal" officeooo:rsid="00379e96" style:font-weight-asian="normal" style:font-weight-complex="normal"/>
    </style:style>
    <style:style style:name="T4" style:family="text">
      <style:text-properties fo:font-weight="normal" officeooo:rsid="0038436e" style:font-weight-asian="normal" style:font-weight-complex="normal"/>
    </style:style>
    <style:style style:name="T5" style:family="text">
      <style:text-properties fo:font-weight="normal" officeooo:rsid="003a1da7" style:font-weight-asian="normal" style:font-weight-complex="normal"/>
    </style:style>
    <style:style style:name="T6" style:family="text">
      <style:text-properties officeooo:rsid="0032e64c"/>
    </style:style>
    <style:style style:name="T7" style:family="text">
      <style:text-properties officeooo:rsid="00367e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marker-start="Fin_20_de_20_línea_20_1" draw:marker-end="Fin_20_de_20_línea_20_1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Fin_20_de_20_línea_20_1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2">ENTREGA <text:span text:style-name="T1">PRÁCTICA </text:span></text:p>
      <text:p text:style-name="P9">2</text:p>
      <text:p text:style-name="P1"/>
      <text:p text:style-name="P1"/>
      <text:p text:style-name="P4">Autores:</text:p>
      <text:p text:style-name="P3">Adrián Fernández Amador</text:p>
      <text:p text:style-name="P3">Santiago González- Carvajal Centenera.</text:p>
      <text:p text:style-name="P3"/>
      <text:p text:style-name="P4">Asignatura:</text:p>
      <text:p text:style-name="P3">Sistemas informáticos I.</text:p>
      <text:p text:style-name="P16"><draw:line text:anchor-type="paragraph" draw:z-index="0" draw:name="Forma4" draw:style-name="gr1" draw:text-style-name="P18" svg:x1="3.2756in" svg:y1="2.263in" svg:x2="3.2756in" svg:y2="1.1402in"><text:p/></draw:line><draw:line text:anchor-type="paragraph" draw:z-index="1" draw:name="Forma5" draw:style-name="gr2" draw:text-style-name="P19" svg:x1="3.289in" svg:y1="2.6354in" svg:x2="3.289in" svg:y2="3.6772in"><text:p/></draw:line><draw:line text:anchor-type="paragraph" draw:z-index="2" draw:name="Forma6" draw:style-name="gr2" draw:text-style-name="P19" svg:x1="3.7504in" svg:y1="1.1331in" svg:x2="3.7504in" svg:y2="2.0358in"><text:p/></draw:line><draw:line text:anchor-type="paragraph" draw:z-index="3" draw:name="Forma8" draw:style-name="gr3" draw:text-style-name="P19" svg:x1="3.7504in" svg:y1="2.0358in" svg:x2="4.2713in" svg:y2="2.0358in"><text:p/></draw:line><draw:line text:anchor-type="paragraph" draw:z-index="4" draw:name="Forma9" draw:style-name="gr3" draw:text-style-name="P19" svg:x1="3.7504in" svg:y1="2.8in" svg:x2="4.2713in" svg:y2="2.8in"><text:p/></draw:line><draw:line text:anchor-type="paragraph" draw:z-index="5" draw:name="Forma10" draw:style-name="gr3" draw:text-style-name="P19" svg:x1="4.2713in" svg:y1="2.0358in" svg:x2="4.2713in" svg:y2="2.7996in"><text:p/></draw:line></text:p>
      <text:p text:style-name="P5"><text:soft-page-break/><text:span text:style-name="T6">1</text:span>. Descripción de los archivos.</text:p>
      <text:p text:style-name="P6"/>
      <text:p text:style-name="P6">-<text:span text:style-name="T7">webflix.py: </text:span><text:span text:style-name="T2">fichero que contiene toda la lógica de la aplicación, este fichero esta programado </text:span><text:span text:style-name="T3">en “Python 2” utilizando “Flask”. Este fichero es el encargado de realizar todas las operaciones lógicas de la aplicación, de mandar los datos necesarios a los “templates” para cargar las respectivas vistas y de procesar las acciones realizadas por el usuario.</text:span></text:p>
      <text:p text:style-name="P6"><text:span text:style-name="T2"/></text:p>
      <text:p text:style-name="P6">-<text:span text:style-name="T7">webflix.wsgi: </text:span><text:span text:style-name="T3">es el fichero necesario para correr la aplicación en “Apache 2” utilizando el módulo “wsgi”. </text:span></text:p>
      <text:p text:style-name="P14"/>
      <text:p text:style-name="P6">-<text:span text:style-name="T7">base.html: </text:span><text:span text:style-name="T3">es el fichero “html” base, que contiene las barras superiores, lateral e inferior del que heredan el resto de “htmls”. De manera que el resto de “htmls” solo se encargan de definir la zona de contenido.</text:span></text:p>
      <text:p text:style-name="P6"/>
      <text:p text:style-name="P6">-<text:span text:style-name="T7">details.html: </text:span><text:span text:style-name="T4">es el fichero encargado de mostrar los detalles de una pelicula y permite añadir la misma al carrito; en caso de que la misma ya lo esté, entonces permite eliminarla del mismo.</text:span></text:p>
      <text:p text:style-name="P13"/>
      <text:p text:style-name="P13">-history.html: <text:span text:style-name="T4">muestra el historial de compras de un usuario. El historial es desplegable. </text:span><text:span text:style-name="T5">Haciendo “click” en cada fecha nos aparecen todas las películas compradas en esa fecha y con su respectivo precios.</text:span></text:p>
      <text:p text:style-name="P13"><text:span text:style-name="T4"/></text:p>
      <text:p text:style-name="P13">-index.html: <text:span text:style-name="T5">nos muestra la página principal con todas las películas, permitiéndonos buscar por nombre de película o por categoría.</text:span></text:p>
      <text:p text:style-name="P13"/>
      <text:p text:style-name="P13">-login.html: <text:span text:style-name="T5">permite a un usuario iniciar sesión en la aplicación.</text:span></text:p>
      <text:p text:style-name="P13"/>
      <text:p text:style-name="P13">-register.html:</text:p>
      <text:p text:style-name="P13">-shoppingCart.html:</text:p>
      <text:p text:style-name="P13">-styles.css:</text:p>
      <text:p text:style-name="P13">-passwordCheck.js:</text:p>
      <text:p text:style-name="P13">-reloadNumberOfUsers.js:</text:p>
      <text:p text:style-name="P13">-validateRegistration.js:</text:p>
      <text:p text:style-name="P6">-<text:span text:style-name="T7">dropDown.js:</text:span></text:p>
      <text:p text:style-name="P6"/>
      <text:p text:style-name="P6"/>
      <text:p text:style-name="P7"/>
      <text:p text:style-name="P5"><text:span text:style-name="T6">2</text:span>. <text:span text:style-name="T6">Instrucciones de uso</text:span>.</text:p>
      <text:p text:style-name="P11"/>
      <text:p text:style-name="P5"/>
      <text:p text:style-name="P5"><text:span text:style-name="T6">3</text:span>. <text:span text:style-name="T6">Detalles de implementación</text:span>.</text:p>
      <text:p text:style-name="P10"/>
      <text:p text:style-name="P10"/>
      <text:p text:style-name="P17"><text:span text:style-name="T6">4. Resultados obteni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50:01.490656004</meta:creation-date>
    <dc:date>2018-10-29T17:28:57.692256295</dc:date>
    <meta:editing-duration>PT1H40M50S</meta:editing-duration>
    <meta:editing-cycles>17</meta:editing-cycles>
    <meta:generator>LibreOffice/6.0.6.2$Linux_X86_64 LibreOffice_project/00m0$Build-2</meta:generator>
    <meta:document-statistic meta:table-count="0" meta:image-count="0" meta:object-count="0" meta:page-count="2" meta:paragraph-count="25" meta:word-count="240" meta:character-count="1629" meta:non-whitespace-character-count="1412"/>
  </office:meta>
</office:document-meta>
</file>